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1.9012in" svg:y="0.5303in">
            <draw:object draw:notify-on-update-of-ranges="Sheet1.A1:Sheet1.A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453in" svg:x="5.4165in" svg:y="0.565in">
            <draw:object draw:notify-on-update-of-ranges="Sheet1.B1:Sheet1.B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935in" svg:y="4.1701in">
            <draw:object draw:notify-on-update-of-ranges="Sheet1.D1:Sheet1.D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4142in" svg:y="4.2118in">
            <draw:object draw:notify-on-update-of-ranges="Sheet1.E1:Sheet1.E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5.8669in" svg:y="17.8461in">
            <draw:object draw:notify-on-update-of-ranges="Sheet1.A102:Sheet1.A20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5.7811in" svg:y="21.2992in">
            <draw:object draw:notify-on-update-of-ranges="Sheet1.B102:Sheet1.B20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2.187in" svg:y="17.7441in">
            <draw:object draw:notify-on-update-of-ranges="Sheet1.D102:Sheet1.D20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174in" svg:y="21.3937in">
            <draw:object draw:notify-on-update-of-ranges="Sheet1.E102:Sheet1.E20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1" calcext:value-type="float">
            <text:p>41</text:p>
          </table:table-cell>
          <table:table-cell table:formula="of:=AVERAGE([.B1:.B100])" office:value-type="float" office:value="40.14" calcext:value-type="float">
            <text:p>40.1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13" calcext:value-type="float">
            <text:p>0.00001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000013" calcext:value-type="float">
            <text:p>0.00001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00013" calcext:value-type="float">
            <text:p>0.00001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6" calcext:value-type="float">
            <text:p>0.0000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6" calcext:value-type="float">
            <text:p>0.00000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6" calcext:value-type="float">
            <text:p>0.00000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000013" calcext:value-type="float">
            <text:p>0.00001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13" calcext:value-type="float">
            <text:p>0.00001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14" calcext:value-type="float">
            <text:p>0.0000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6" calcext:value-type="float">
            <text:p>0.00000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000004" calcext:value-type="float">
            <text:p>0.00000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35" calcext:value-type="float">
            <text:p>35</text:p>
          </table:table-cell>
          <table:table-cell table:formula="of:=AVERAGE([.B102:.B201])" office:value-type="float" office:value="28.48" calcext:value-type="float">
            <text:p>28.4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31" calcext:value-type="float">
            <text:p>31</text:p>
          </table:table-cell>
          <table:table-cell table:formula="of:=AVERAGE([.E102:.E201])" office:value-type="float" office:value="31.06" calcext:value-type="float">
            <text:p>31.06</text:p>
          </table:table-cell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15" calcext:value-type="float">
            <text:p>0.0000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9" calcext:value-type="float">
            <text:p>0.00000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8" calcext:value-type="float">
            <text:p>0.00000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float" office:value="0.00001" calcext:value-type="float">
            <text:p>0.0000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000018" calcext:value-type="float">
            <text:p>0.00001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00008" calcext:value-type="float">
            <text:p>0.00000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9" calcext:value-type="float">
            <text:p>0.00000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00018" calcext:value-type="float">
            <text:p>0.00001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.000008" calcext:value-type="float">
            <text:p>0.00000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000008" calcext:value-type="float">
            <text:p>0.00000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008" calcext:value-type="float">
            <text:p>0.00000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Default" office:value-type="float" office:value="0.000009" calcext:value-type="float">
            <text:p>0.00000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000016" calcext:value-type="float">
            <text:p>0.00001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 office:value-type="float" office:value="0.000008" calcext:value-type="float">
            <text:p>0.00000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000008" calcext:value-type="float">
            <text:p>0.00000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 office:value-type="float" office:value="0.000006" calcext:value-type="float">
            <text:p>0.00000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00006" calcext:value-type="float">
            <text:p>0.00000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 office:value-type="float" office:value="0.000007" calcext:value-type="float">
            <text:p>0.00000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000007" calcext:value-type="float">
            <text:p>0.000007</text:p>
          </table:table-cell>
          <table:table-cell office:value-type="float" office:value="34" calcext:value-type="float">
            <text:p>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7:40:26.981259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7:30:38.408876570</meta:creation-date>
    <dc:date>2016-03-16T17:41:23.396572581</dc:date>
    <meta:editing-duration>P0D</meta:editing-duration>
    <meta:editing-cycles>5</meta:editing-cycles>
    <meta:generator>LibreOffice/4.2.8.2$Linux_X86_64 LibreOffice_project/420m0$Build-2</meta:generator>
    <meta:document-statistic meta:table-count="1" meta:cell-count="80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Sheet1.A1:Sheet1.A100" svg:x="0.32cm" svg:y="0.18cm" svg:width="13.123cm" svg:height="8.64cm">
          <chartooo:coordinate-region svg:x="1.973cm" svg:y="0.379cm" svg:width="11.47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3">
                <text:p>0.000003</text:p>
                <draw:g>
                  <svg:desc>Sheet1.A1:Sheet1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5">
                <text:p>0.000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legend chart:legend-position="end" svg:x="13.725cm" svg:y="4.204cm" style:legend-expansion="high" chart:style-name="ch2"/>
        <chart:plot-area chart:style-name="ch3" table:cell-range-address="Sheet1.B1:Sheet1.B100" svg:x="0.319cm" svg:y="0.18cm" svg:width="13.087cm" svg:height="8.646cm">
          <chartooo:coordinate-region svg:x="0.94cm" svg:y="0.379cm" svg:width="12.466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D1:Sheet1.D100" svg:x="0.32cm" svg:y="0.18cm" svg:width="13.097cm" svg:height="8.64cm">
          <chartooo:coordinate-region svg:x="1.973cm" svg:y="0.379cm" svg:width="11.444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4">
                <text:p>0.000014</text:p>
                <draw:g>
                  <svg:desc>Sheet1.D1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4">
                <text:p>0.000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E1:Sheet1.E100" svg:x="0.32cm" svg:y="0.18cm" svg:width="13.097cm" svg:height="8.64cm">
          <chartooo:coordinate-region svg:x="0.941cm" svg:y="0.379cm" svg:width="12.47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Sheet1.A102:Sheet1.A201" svg:x="0.32cm" svg:y="0.18cm" svg:width="13.123cm" svg:height="8.64cm">
          <chartooo:coordinate-region svg:x="1.973cm" svg:y="0.38cm" svg:width="11.47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02:Sheet1.A20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6">
                <text:p>0.000006</text:p>
                <draw:g>
                  <svg:desc>Sheet1.A102:Sheet1.A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B102:Sheet1.B201" svg:x="0.32cm" svg:y="0.18cm" svg:width="13.097cm" svg:height="8.64cm">
          <chartooo:coordinate-region svg:x="0.941cm" svg:y="0.379cm" svg:width="12.47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02:Sheet1.B20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B102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D102:Sheet1.D201" svg:x="0.346cm" svg:y="0.154cm" svg:width="13.096cm" svg:height="8.639cm">
          <chartooo:coordinate-region svg:x="1.999cm" svg:y="0.353cm" svg:width="11.443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02:Sheet1.D20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8">
                <text:p>0.000008</text:p>
                <draw:g>
                  <svg:desc>Sheet1.D102:Sheet1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7">
                <text:p>0.0000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E102:Sheet1.E201" svg:x="0.32cm" svg:y="0.18cm" svg:width="13.097cm" svg:height="8.64cm">
          <chartooo:coordinate-region svg:x="0.941cm" svg:y="0.379cm" svg:width="12.47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02:Sheet1.E20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Sheet1.E102:Sheet1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